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464.71pt"/>
    </style:style>
    <style:style style:name="co3" style:family="table-column">
      <style:table-column-properties fo:break-before="auto" style:column-width="227.96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116.79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use-regular-expressions="false" table:use-wildcards="true"/>
      <table:table table:name="modula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USB_Micro-B_Molex-105017-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OTG</text:p>
          </table:table-cell>
          <table:table-cell office:value-type="float" office:value="2293836" calcext:value-type="float">
            <text:p>2293836</text:p>
          </table:table-cell>
          <table:table-cell/>
          <table:table-cell table:formula="of:=[.D2]*[.$H$1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4,L8,L9,L7,L6,L2,L1,L3</text:p>
          </table:table-cell>
          <table:table-cell office:value-type="string" calcext:value-type="string">
            <text:p>L_08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rrite</text:p>
          </table:table-cell>
          <table:table-cell table:number-columns-repeated="2"/>
          <table:table-cell table:formula="of:=[.D3]*[.$H$1]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QFP-144_20x20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C4330FBD144</text:p>
          </table:table-cell>
          <table:table-cell table:number-columns-repeated="2"/>
          <table:table-cell table:formula="of:=[.D4]*[.$H$1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0,C39,C11,C19,C12,C2,C1,C3,C4,C6,C7,C8,C9,C5,C21,C40</text:p>
          </table:table-cell>
          <table:table-cell office:value-type="string" calcext:value-type="string">
            <text:p>C_06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0nF</text:p>
          </table:table-cell>
          <table:table-cell table:number-columns-repeated="2"/>
          <table:table-cell table:formula="of:=[.D5]*[.$H$1]"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12,J16,J9,J6,J10,J3,J2,J7,J5,J13,J15,J4</text:p>
          </table:table-cell>
          <table:table-cell office:value-type="string" calcext:value-type="string">
            <text:p>modularctl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nn_01x04</text:p>
          </table:table-cell>
          <table:table-cell table:number-columns-repeated="2"/>
          <table:table-cell table:formula="of:=[.D6]*[.$H$1]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38,R99,R98,R39,R96,R97,R21,R18,R6,R52,R22,R20,R3,R36,R37,R53,R54,R55,R8,R10,R13,R15,R68,R69,R80,R81,R109,R24</text:p>
          </table:table-cell>
          <table:table-cell office:value-type="string" calcext:value-type="string">
            <text:p>R_060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0k</text:p>
          </table:table-cell>
          <table:table-cell table:number-columns-repeated="2"/>
          <table:table-cell table:formula="of:=[.D7]*[.$H$1]"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19,J17,J18,J20</text:p>
          </table:table-cell>
          <table:table-cell office:value-type="string" calcext:value-type="string">
            <text:p>Pin_Header_Straight_1x01_Pitch1.27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D</text:p>
          </table:table-cell>
          <table:table-cell table:number-columns-repeated="2"/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2,U15</text:p>
          </table:table-cell>
          <table:table-cell office:value-type="string" calcext:value-type="string">
            <text:p>SOT-223-3Lead_TabPin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D1117S33TR_SOT223</text:p>
          </table:table-cell>
          <table:table-cell table:number-columns-repeated="2"/>
          <table:table-cell table:formula="of:=[.D9]*[.$H$1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18,C27,C28,C31,C32,C22,C57,C63</text:p>
          </table:table-cell>
          <table:table-cell office:value-type="string" calcext:value-type="string">
            <text:p>C_08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uF</text:p>
          </table:table-cell>
          <table:table-cell table:number-columns-repeated="2"/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P17,TP28,TP29,TP13,TP24,TP15,TP3,TP6,TP5,TP16,TP4,TP2,TP9,TP21,TP20,TP14,TP12,TP11,TP10,TP8,TP7,TP1,TP18,TP19,TP25,TP22,TP23,TP26,TP27,TP30,TP31,TP32,TP33,TP34,TP35,TP36,TP37,TP38,TP39,TP40,TP41</text:p>
          </table:table-cell>
          <table:table-cell office:value-type="string" calcext:value-type="string">
            <text:p>Measurement_Point_Round-SMD-Pad_Smal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EST</text:p>
          </table:table-cell>
          <table:table-cell table:number-columns-repeated="2"/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11,U5,U6,U7,U8,U9,U10,U12,U16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L972</text:p>
          </table:table-cell>
          <table:table-cell table:number-columns-repeated="2"/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56,R57,R58,R59</text:p>
          </table:table-cell>
          <table:table-cell office:value-type="string" calcext:value-type="string">
            <text:p>R_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0R</text:p>
          </table:table-cell>
          <table:table-cell table:number-columns-repeated="2"/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94,R92,R32,R34,R88,R90,R50,R48,R66,R64,R62,R60,R30,R28,R76,R78</text:p>
          </table:table-cell>
          <table:table-cell office:value-type="string" calcext:value-type="string">
            <text:p>R_06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k49</text:p>
          </table:table-cell>
          <table:table-cell table:number-columns-repeated="2"/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103,R102,R42,R43,R100,R101,R40,R41,R70,R71,R72,R73,R74,R75,R82,R83,R49</text:p>
          </table:table-cell>
          <table:table-cell office:value-type="string" calcext:value-type="string">
            <text:p>R_060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k3</text:p>
          </table:table-cell>
          <table:table-cell table:number-columns-repeated="2"/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107,R106,R47,R46,R104,R105,R45,R44,R84,R85,R86,R87</text:p>
          </table:table-cell>
          <table:table-cell office:value-type="string" calcext:value-type="string">
            <text:p>R_06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0r</text:p>
          </table:table-cell>
          <table:table-cell table:number-columns-repeated="2"/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.P.</text:p>
          </table:table-cell>
          <table:table-cell table:number-columns-repeated="2"/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49,C50,C41,C42,C43,C44,C51,C52</text:p>
          </table:table-cell>
          <table:table-cell office:value-type="string" calcext:value-type="string">
            <text:p>C_06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.7nF</text:p>
          </table:table-cell>
          <table:table-cell table:number-columns-repeated="2"/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SW_DIP_x6_W6.15mm_Slide_Omron_A6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IP_x06</text:p>
          </table:table-cell>
          <table:table-cell table:number-columns-repeated="2"/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11,J8</text:p>
          </table:table-cell>
          <table:table-cell office:value-type="string" calcext:value-type="string">
            <text:p>IDC_Header_Straight_12p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2x06_Odd_Even</text:p>
          </table:table-cell>
          <table:table-cell table:number-columns-repeated="2"/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25,R23,R19,R4,R5,R2,R1</text:p>
          </table:table-cell>
          <table:table-cell office:value-type="string" calcext:value-type="string">
            <text:p>R_06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8k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SO-8_5.3x6.2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45DB161-E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ite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3,D4,D5</text:p>
          </table:table-cell>
          <table:table-cell office:value-type="string" calcext:value-type="string">
            <text:p>LED_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D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in_Header_Straight_1x03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bug UART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3,U4</text:p>
          </table:table-cell>
          <table:table-cell office:value-type="string" calcext:value-type="string">
            <text:p>LFCSP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SM2604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34,C36,C35,C33,C30,C29</text:p>
          </table:table-cell>
          <table:table-cell office:value-type="string" calcext:value-type="string">
            <text:p>C_06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uF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38,C37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uF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2,Y3</text:p>
          </table:table-cell>
          <table:table-cell office:value-type="string" calcext:value-type="string">
            <text:p>Crystal_SMD_Abracon_ABM3B-4pin_5.0x3.2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ystal_GND24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SMD_Abracon_ABM3B-4pin_5.0x3.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MHz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26,C25,C23,C24</text:p>
          </table:table-cell>
          <table:table-cell office:value-type="string" calcext:value-type="string">
            <text:p>C_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pF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r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27,R26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k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17,C16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pF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14,C15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nF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C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F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1,D2</text:p>
          </table:table-cell>
          <table:table-cell office:value-type="string" calcext:value-type="string">
            <text:p>D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7,R11,R14,R16</text:p>
          </table:table-cell>
          <table:table-cell office:value-type="string" calcext:value-type="string">
            <text:p>R_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108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65HVD231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W1,SW2</text:p>
          </table:table-cell>
          <table:table-cell office:value-type="string" calcext:value-type="string">
            <text:p>SW_SPST_EVQPE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_Push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59,C60,C61,C62</text:p>
          </table:table-cell>
          <table:table-cell office:value-type="string" calcext:value-type="string">
            <text:p>C_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.P.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k6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8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8T14:00:16.911965678</dc:date>
    <meta:editing-duration>P0D</meta:editing-duration>
    <meta:editing-cycles>1</meta:editing-cycles>
    <meta:document-statistic meta:table-count="1" meta:cell-count="260" meta:object-count="0"/>
    <meta:generator>LibreOffice/5.4.0.3$Linux_X86_64 LibreOffice_project/40m0$Build-3</meta:generator>
  </office:meta>
</office:document-meta>
</file>